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14cm" fo:min-width="6.763cm"/>
    </style:style>
    <style:style style:name="gr2" style:family="graphic" style:parent-style-name="standard">
      <style:graphic-properties draw:textarea-horizontal-align="justify" draw:textarea-vertical-align="middle" draw:auto-grow-height="false" fo:min-height="3.714cm" fo:min-width="7.57cm"/>
    </style:style>
    <style:style style:name="gr3" style:family="graphic" style:parent-style-name="standard">
      <style:graphic-properties draw:textarea-horizontal-align="justify" draw:textarea-vertical-align="middle" draw:auto-grow-height="false" fo:min-height="3.383cm" fo:min-width="8.108cm"/>
    </style:style>
    <style:style style:name="gr4" style:family="graphic" style:parent-style-name="standard">
      <style:graphic-properties draw:textarea-horizontal-align="justify" draw:textarea-vertical-align="middle" draw:auto-grow-height="false" fo:min-height="3.714cm" fo:min-width="7.166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8.75cm" fo:min-width="27.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85cm"/>
    </style:style>
    <style:style style:name="gr10" style:family="graphic" style:parent-style-name="standard">
      <style:graphic-properties draw:textarea-horizontal-align="justify" draw:textarea-vertical-align="middle" draw:auto-grow-height="false" fo:min-height="15.65cm" fo:min-width="11.7cm"/>
    </style:style>
    <style:style style:name="gr11" style:family="graphic" style:parent-style-name="standard">
      <style:graphic-properties draw:textarea-horizontal-align="justify" draw:textarea-vertical-align="middle" draw:auto-grow-height="false" fo:min-height="1.45cm" fo:min-width="11.1cm"/>
    </style:style>
    <style:style style:name="gr12" style:family="graphic" style:parent-style-name="standard">
      <style:graphic-properties draw:textarea-horizontal-align="justify" draw:textarea-vertical-align="middle" draw:auto-grow-height="false" fo:min-height="4.95cm" fo:min-width="11.1cm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7.35cm" fo:min-width="11.1cm"/>
    </style:style>
    <style:style style:name="gr14" style:family="graphic" style:parent-style-name="standard">
      <style:graphic-properties draw:stroke="dash" draw:stroke-dash="Fine_20_Dashed" svg:stroke-color="#0d1f63" draw:fill="none" draw:fill-color="#ffffff" draw:textarea-horizontal-align="left" draw:auto-grow-height="true" draw:auto-grow-width="false" fo:min-height="3.643cm" fo:min-width="0cm"/>
    </style:style>
    <style:style style:name="gr15" style:family="graphic" style:parent-style-name="standard">
      <style:graphic-properties draw:stroke="dash" draw:stroke-dash="Fine_20_Dashed" svg:stroke-color="#0d1f63" draw:fill="none" draw:fill-color="#ffffff" draw:textarea-horizontal-align="left" draw:auto-grow-height="true" draw:auto-grow-width="false" fo:min-height="6.398cm" fo:min-width="0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/>
      <style:paragraph-properties fo:text-align="center"/>
      <style:text-properties fo:font-size="28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style="normal" style:font-size-asian="14pt" style:font-style-asian="normal" style:font-size-complex="14pt" style:font-style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 Regular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7.263cm" svg:height="3.964cm" svg:x="1.2cm" svg:y="3.6cm">
          <text:p text:style-name="P1">Robot</text:p>
          <text:p text:style-name="P1">Mechanism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8.07cm" svg:height="3.964cm" svg:x="10.615cm" svg:y="3.6cm">
          <text:p text:style-name="P1">Servos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8.608cm" svg:height="3.633cm" svg:x="10.346cm" svg:y="10.702cm">
          <text:p text:style-name="P1">External power</text:p>
          <text:p text:style-name="P1">supply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7.666cm" svg:height="3.964cm" svg:x="20.434cm" svg:y="3.6cm">
          <text:p text:style-name="P1">Arduino</text:p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7.666cm" svg:height="3.964cm" svg:x="20.434cm" svg:y="10.536cm">
          <text:p text:style-name="P1">Embedded</text:p>
          <text:p text:style-name="P1">Software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8.463cm" svg:y1="5.582cm" svg:x2="10.615cm" svg:y2="5.582cm" draw:start-shape="id1" draw:start-glue-point="1" draw:end-shape="id2" draw:end-glue-point="3" svg:d="M8463 5582h2152" svg:viewBox="0 0 2153 1">
          <text:p/>
        </draw:connector>
        <draw:connector draw:style-name="gr5" draw:text-style-name="P2" draw:layer="layout" draw:type="line" svg:x1="14.65cm" svg:y1="7.564cm" svg:x2="14.65cm" svg:y2="10.702cm" draw:start-shape="id2" draw:start-glue-point="2" draw:end-shape="id3" draw:end-glue-point="0" svg:d="M14650 7564v3138" svg:viewBox="0 0 1 3139">
          <text:p/>
        </draw:connector>
        <draw:connector draw:style-name="gr5" draw:text-style-name="P2" draw:layer="layout" draw:type="line" svg:x1="18.685cm" svg:y1="5.582cm" svg:x2="20.434cm" svg:y2="5.582cm" draw:start-shape="id2" draw:start-glue-point="1" draw:end-shape="id4" draw:end-glue-point="3" svg:d="M18685 5582h1749" svg:viewBox="0 0 1750 1">
          <text:p/>
        </draw:connector>
        <draw:connector draw:style-name="gr5" draw:text-style-name="P2" draw:layer="layout" draw:type="line" svg:x1="24.267cm" svg:y1="7.564cm" svg:x2="24.267cm" svg:y2="10.536cm" draw:start-shape="id4" draw:start-glue-point="2" draw:end-shape="id5" draw:end-glue-point="0" svg:d="M24267 7564v2972" svg:viewBox="0 0 1 2973">
          <text:p/>
        </draw:connector>
        <draw:frame draw:style-name="gr6" draw:text-style-name="P3" draw:layer="layout" svg:width="5.222cm" svg:height="0.962cm" svg:x="1.3cm" svg:y="1.5cm">
          <draw:text-box>
            <text:p>Project Modules:</text:p>
          </draw:text-box>
        </draw:frame>
        <draw:custom-shape draw:style-name="gr7" draw:text-style-name="P4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adrão">
        <draw:custom-shape draw:style-name="gr4" draw:text-style-name="P1" xml:id="id6" draw:id="id6" draw:layer="layout" svg:width="7.666cm" svg:height="3.964cm" svg:x="2cm" svg:y="3cm">
          <text:p text:style-name="P1">User</text:p>
          <text:p text:style-name="P1">Interfac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6.877cm" svg:height="0.962cm" svg:x="1.3cm" svg:y="1.5cm">
          <draw:text-box>
            <text:p>Software Submodules:</text:p>
          </draw:text-box>
        </draw:frame>
        <draw:custom-shape draw:style-name="gr7" draw:text-style-name="P4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7.666cm" svg:height="3.964cm" svg:x="16cm" svg:y="13cm">
          <text:p text:style-name="P1">VarSpeedServo</text:p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7.666cm" svg:height="3.964cm" svg:x="1.3cm" svg:y="8.036cm">
          <text:p text:style-name="P1">Kinematics</text:p>
          <text:p text:style-name="P1">Computations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7.666cm" svg:height="3.964cm" svg:x="10.7cm" svg:y="3.036cm">
          <text:p text:style-name="P1">Main code</text:p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7.666cm" svg:height="3.964cm" svg:x="5cm" svg:y="13cm">
          <text:p text:style-name="P1">Servo - link</text:p>
          <text:p text:style-name="P1">angle converter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7.666cm" svg:height="3.964cm" svg:x="20.034cm" svg:y="3cm">
          <text:p text:style-name="P1">Tasks to do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7.666cm" svg:height="3.964cm" svg:x="10.742cm" svg:y="8cm">
          <text:p text:style-name="P1">Robot</text:p>
          <text:p text:style-name="P1">Abstraction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9.666cm" svg:y1="4.982cm" svg:x2="10.7cm" svg:y2="5.018cm" draw:start-shape="id6" draw:start-glue-point="1" draw:end-shape="id7" draw:end-glue-point="3" svg:d="M9666 4982l1034 36" svg:viewBox="0 0 1035 37">
          <text:p/>
        </draw:connector>
        <draw:connector draw:style-name="gr5" draw:text-style-name="P5" draw:layer="layout" draw:type="line" svg:x1="18.366cm" svg:y1="5.018cm" svg:x2="20.034cm" svg:y2="4.982cm" draw:start-shape="id7" draw:start-glue-point="1" draw:end-shape="id8" draw:end-glue-point="3" svg:d="M18366 5018l1668-36" svg:viewBox="0 0 1669 37">
          <text:p/>
        </draw:connector>
        <draw:connector draw:style-name="gr5" draw:text-style-name="P5" draw:layer="layout" draw:type="line" svg:x1="8.966cm" svg:y1="10.018cm" svg:x2="10.742cm" svg:y2="9.982cm" draw:start-shape="id9" draw:start-glue-point="1" draw:end-shape="id10" draw:end-glue-point="3" svg:d="M8966 10018l1776-36" svg:viewBox="0 0 1777 37">
          <text:p/>
        </draw:connector>
        <draw:connector draw:style-name="gr5" draw:text-style-name="P5" draw:layer="layout" draw:type="line" svg:x1="14.575cm" svg:y1="11.964cm" svg:x2="8.833cm" svg:y2="13cm" draw:start-shape="id10" draw:start-glue-point="2" draw:end-shape="id11" draw:end-glue-point="0" svg:d="M14575 11964l-5742 1036" svg:viewBox="0 0 5743 1037">
          <text:p/>
        </draw:connector>
        <draw:connector draw:style-name="gr5" draw:text-style-name="P5" draw:layer="layout" draw:type="line" svg:x1="14.575cm" svg:y1="11.964cm" svg:x2="19.833cm" svg:y2="13cm" draw:start-shape="id10" draw:start-glue-point="2" draw:end-shape="id12" draw:end-glue-point="0" svg:d="M14575 11964l5258 1036" svg:viewBox="0 0 5259 1037">
          <text:p/>
        </draw:connector>
        <draw:connector draw:style-name="gr5" draw:text-style-name="P5" draw:layer="layout" draw:type="line" svg:x1="14.575cm" svg:y1="8cm" svg:x2="14.533cm" svg:y2="7cm" draw:start-shape="id10" draw:start-glue-point="0" draw:end-shape="id7" draw:end-glue-point="2" svg:d="M14575 8000l-42-1000" svg:viewBox="0 0 43 1001">
          <text:p/>
        </draw:connector>
        <draw:line draw:style-name="gr8" draw:text-style-name="P5" draw:layer="layout" svg:x1="23.7cm" svg:y1="14.8cm" svg:x2="26.5cm" svg:y2="17.7cm">
          <text:p text:style-name="P4"/>
        </draw:line>
        <draw:frame draw:style-name="gr9" draw:text-style-name="P7" draw:layer="layout" svg:width="6.2cm" svg:height="2.1cm" svg:x="23.4cm" svg:y="17.6cm">
          <draw:text-box>
            <text:p text:style-name="P6"><text:span text:style-name="T1">C</text:span><text:span text:style-name="T1">o</text:span><text:span text:style-name="T1">m</text:span><text:span text:style-name="T1">m</text:span><text:span text:style-name="T1">u</text:span><text:span text:style-name="T1">n</text:span><text:span text:style-name="T1">i</text:span><text:span text:style-name="T1">c</text:span><text:span text:style-name="T1">a</text:span><text:span text:style-name="T1">t</text:span><text:span text:style-name="T1">e</text:span><text:span text:style-name="T1"> </text:span></text:p>
            <text:p text:style-name="P6"><text:span text:style-name="T1">w</text:span><text:span text:style-name="T1">i</text:span><text:span text:style-name="T1">t</text:span><text:span text:style-name="T1">h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e</text:span><text:span text:style-name="T1">r</text:span><text:span text:style-name="T1">v</text:span><text:span text:style-name="T1">o</text:span><text:span text:style-name="T1">s</text:span><text:span text:style-name="T1">.</text:span></text:p>
          </draw:text-box>
        </draw:frame>
      </draw:page>
      <draw:page draw:name="page3" draw:style-name="dp1" draw:master-page-name="Padrão">
        <draw:custom-shape draw:style-name="gr10" draw:text-style-name="P4" draw:layer="layout" svg:width="12.2cm" svg:height="15.9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1.6cm" svg:height="1.7cm" svg:x="2.1cm" svg:y="3.9cm">
          <text:p text:style-name="P4"><text:span text:style-name="T2">RobotARR5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6cm" svg:height="5.2cm" svg:x="2.1cm" svg:y="6cm">
          <text:p text:style-name="P9"><text:span text:style-name="T3">angle_t clawClosingAngle</text:span></text:p>
          <text:p text:style-name="P9"><text:span text:style-name="T3">VarSpeedServo joint[3]</text:span></text:p>
          <text:p text:style-name="P9"><text:span text:style-name="T3">VarSpeedServo claw</text:span></text:p>
          <text:p text:style-name="P9"><text:span text:style-name="T3">angle_t servoAngle[3]</text:span></text:p>
          <text:p text:style-name="P9"><text:span text:style-name="T3">coordinates_t </text:span><text:span text:style-name="T3">currentCoordinates</text:span></text:p>
          <text:p text:style-name="P9"><text:span text:style-name="T3">orientation_t currentOrientation</text:span></text:p>
          <text:p text:style-name="P9"><text:span text:style-name="T3">int jointSpeed[3]</text:span></text:p>
          <text:p text:style-name="P9"><text:span text:style-name="T3">int clawSpeed</text:span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1.6cm" svg:height="7.6cm" svg:x="2.1cm" svg:y="11.5cm">
          <text:p text:style-name="P10"><text:span text:style-name="T4">Robot</text:span><text:span text:style-name="T3">ARR5(coordinates_t </text:span><text:span text:style-name="T3">initialCoordinates)</text:span></text:p>
          <text:p text:style-name="P10"><text:span text:style-name="T3">void setClawClosingAngle(angle_t </text:span><text:span text:style-name="T3">closingAngle)</text:span></text:p>
          <text:p text:style-name="P10"><text:span text:style-name="T3">void getClawClosingAngle(void)</text:span></text:p>
          <text:p text:style-name="P10"><text:span text:style-name="T3">void closeClaw(void)</text:span></text:p>
          <text:p text:style-name="P4"><text:span text:style-name="T3">void openClaw(void)</text:span></text:p>
          <text:p text:style-name="P4"><text:span text:style-name="T3">coordinates_t </text:span><text:span text:style-name="T3">getCurrentCoordinates(void)</text:span></text:p>
          <text:p text:style-name="P4"><text:span text:style-name="T3">orientation_t getCurrentOrientation(void)</text:span></text:p>
          <text:p text:style-name="P4"><text:span text:style-name="T3">void setJointSpeed(joint_t joint, int </text:span><text:span text:style-name="T3">speed)</text:span></text:p>
          <text:p text:style-name="P4"><text:span text:style-name="T3">int getJointSpeed(void)</text:span></text:p>
          <text:p text:style-name="P4"><text:span text:style-name="T3">void setClawSpeed(int speed)</text:span></text:p>
          <text:p text:style-name="P4"><text:span text:style-name="T4">int g</text:span><text:span text:style-name="T3">etClawSpeed(void)</text:span></text:p>
          <text:p text:style-name="P4"><text:span text:style-name="T3">void goTo(coordinates_t position)</text:span></text:p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10.017cm" svg:height="4.448cm" svg:x="15cm" svg:y="3.5cm">
          <draw:text-box>
            <text:p>New typedefs:</text:p>
            <text:p/>
            <text:list text:style-name="L1">
              <text:list-item>
                <text:p><text:span text:style-name="T5">angle_t</text:span><text:span text:style-name="T6">: special type of int</text:span></text:p>
              </text:list-item>
              <text:list-item>
                <text:p><text:span text:style-name="T5">coordinates_t: </text:span><text:span text:style-name="T6">struct with</text:span><text:span text:style-name="T5"> x, y </text:span><text:span text:style-name="T6">and </text:span><text:span text:style-name="T5">z</text:span></text:p>
              </text:list-item>
              <text:list-item>
                <text:p><text:span text:style-name="T7">orientation_t: </text:span><text:span text:style-name="T6">struct with all 9 parameters of the rotation matrix</text:span></text:p>
              </text:list-item>
              <text:list-item>
                <text:p><text:span text:style-name="T5">joint_t</text:span><text:span text:style-name="T6">: Value from an enum.</text:span></text:p>
              </text:list-item>
            </text:list>
          </draw:text-box>
        </draw:frame>
        <draw:frame draw:style-name="gr6" draw:text-style-name="P3" draw:layer="layout" svg:width="8.317cm" svg:height="0.962cm" svg:x="1.8cm" svg:y="1.6cm">
          <draw:text-box>
            <text:p>Main Class of The System*:</text:p>
          </draw:text-box>
        </draw:frame>
        <draw:custom-shape draw:style-name="gr7" draw:text-style-name="P4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0.017cm" svg:height="6.668cm" svg:x="14.983cm" svg:y="8.952cm">
          <draw:text-box>
            <text:p>Typical workflow with the robot:</text:p>
            <text:p/>
            <text:list text:style-name="L2">
              <text:list-item>
                <text:p><text:span text:style-name="T3">Instantiate the class;</text:span></text:p>
              </text:list-item>
              <text:list-item>
                <text:p><text:span text:style-name="T3">Set the joint and claw speeds;</text:span></text:p>
              </text:list-item>
              <text:list-item>
                <text:p><text:span text:style-name="T3">Order the robot to go to the desired position;</text:span></text:p>
              </text:list-item>
              <text:list-item>
                <text:p><text:span text:style-name="T3">While it’s moving, track it’s coordinates;</text:span></text:p>
              </text:list-item>
              <text:list-item>
                <text:p><text:span text:style-name="T3">Order it to close the claw;</text:span></text:p>
              </text:list-item>
              <text:list-item>
                <text:p><text:span text:style-name="T3">Order it to go to another position;</text:span></text:p>
              </text:list-item>
              <text:list-item>
                <text:p><text:span text:style-name="T3">Track the coordinates again;</text:span></text:p>
              </text:list-item>
              <text:list-item>
                <text:p><text:span text:style-name="T3">Order it to open the claw.</text:span></text:p>
              </text:list-item>
            </text:list>
          </draw:text-box>
        </draw:frame>
        <draw:frame draw:style-name="gr6" draw:text-style-name="P12" draw:layer="layout" svg:width="8.194cm" svg:height="0.725cm" svg:x="19.506cm" svg:y="18.975cm">
          <draw:text-box>
            <text:p text:style-name="P11"><text:span text:style-name="T8">*GPIO information (pin numbers) omit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20:56:01.630187630</meta:creation-date>
    <dc:date>2019-05-23T22:27:38.333967043</dc:date>
    <meta:editing-duration>PT37M29S</meta:editing-duration>
    <meta:editing-cycles>9</meta:editing-cycles>
    <meta:generator>LibreOffice/6.0.7.3$Linux_X86_64 LibreOffice_project/00m0$Build-3</meta:generator>
    <meta:document-statistic meta:object-count="37"/>
  </office:meta>
</office:document-meta>
</file>